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7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elloWorld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Load</text:p>
          </table:table-cell>
          <table:table-cell table:formula="of:=SUM([.U1:.U17])" office:value-type="float" office:value="573" calcext:value-type="float">
            <text:p>573</text:p>
          </table:table-cell>
          <table:table-cell/>
          <table:table-cell table:formula="of:=10*([.B1]+[.B2])+[.B4]*3+[.B3]" office:value-type="float" office:value="11974" calcext:value-type="float">
            <text:p>11974</text:p>
          </table:table-cell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:</text:p>
          </table:table-cell>
          <table:table-cell/>
        </table:table-row>
        <table:table-row table:style-name="ro1">
          <table:table-cell office:value-type="string" calcext:value-type="string">
            <text:p>Stores</text:p>
          </table:table-cell>
          <table:table-cell table:formula="of:=36+16+362" office:value-type="float" office:value="414" calcext:value-type="float">
            <text:p>414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peracoes</text:p>
          </table:table-cell>
          <table:table-cell table:formula="of:=SUM([.L1:.L68])" office:value-type="float" office:value="1294" calcext:value-type="float">
            <text:p>1294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:</text:p>
          </table:table-cell>
          <table:table-cell/>
        </table:table-row>
        <table:table-row table:style-name="ro1">
          <table:table-cell office:value-type="string" calcext:value-type="string">
            <text:p>Jumps</text:p>
          </table:table-cell>
          <table:table-cell table:formula="of:=SUM([.AD1:.AD31])" office:value-type="float" office:value="270" calcext:value-type="float">
            <text:p>270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93" calcext:value-type="float">
            <text:p>29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n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eq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10" calcext:value-type="float">
            <text:p>51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ne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x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ui:</text:p>
          </table:table-cell>
          <table:table-cell table:number-columns-repeated="11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7" calcext:value-type="float">
            <text:p>47</text:p>
          </table:table-cell>
          <table:table-cell table:number-columns-repeated="15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:</text:p>
          </table:table-cell>
          <table:table-cell table:number-columns-repeated="11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u:</text:p>
          </table:table-cell>
          <table:table-cell table:number-columns-repeated="11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3" calcext:value-type="float">
            <text:p>143</text:p>
          </table:table-cell>
          <table:table-cell table:number-columns-repeated="15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:</text:p>
          </table:table-cell>
          <table:table-cell table:number-columns-repeated="11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u:</text:p>
          </table:table-cell>
          <table:table-cell table:number-columns-repeated="11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:</text:p>
          </table:table-cell>
          <table:table-cell table:number-columns-repeated="11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ys_cal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u:</text:p>
          </table:table-cell>
          <table:table-cell table:number-columns-repeated="11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break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and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or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xor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nor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p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34" calcext:value-type="float">
            <text:p>63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5" calcext:value-type="float">
            <text:p>3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v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v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v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u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u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hi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hi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lo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lo: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table table:name="QsortSmall" table:style-name="ta1">
        <table:table-column table:style-name="co2" table:default-cell-style-name="Default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Load/Stores</text:p>
          </table:table-cell>
          <table:table-cell table:formula="of:=SUM([.L1:.L32])" office:value-type="float" office:value="15797640" calcext:value-type="float">
            <text:p>15797640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:</text:p>
          </table:table-cell>
          <table:table-cell/>
        </table:table-row>
        <table:table-row table:style-name="ro1">
          <table:table-cell office:value-type="string" calcext:value-type="string">
            <text:p>Operacoes</text:p>
          </table:table-cell>
          <table:table-cell table:formula="of:=SUM([.U1:.U72])" office:value-type="float" office:value="19856177" calcext:value-type="float">
            <text:p>19856177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66956" calcext:value-type="float">
            <text:p>16695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00887" calcext:value-type="float">
            <text:p>400887</text:p>
          </table:table-cell>
        </table:table-row>
        <table:table-row table:style-name="ro1">
          <table:table-cell office:value-type="string" calcext:value-type="string">
            <text:p>Branchs/Jumps</text:p>
          </table:table-cell>
          <table:table-cell table:formula="of:=SUM([.AD1:.AD38])" office:value-type="float" office:value="3800371" calcext:value-type="float">
            <text:p>3800371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06791" calcext:value-type="float">
            <text:p>60679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804276" calcext:value-type="float">
            <text:p>480427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51145" calcext:value-type="float">
            <text:p>251145</text:p>
          </table:table-cell>
        </table:table-row>
        <table:table-row table:style-name="ro1">
          <table:table-cell office:value-type="string" calcext:value-type="string">
            <text:p>TOTAL CICLOS</text:p>
          </table:table-cell>
          <table:table-cell table:formula="of:=[.B1]*10+[.B2]+[.B3]*3" office:value-type="float" office:value="189233690" calcext:value-type="float">
            <text:p>189233690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0319" calcext:value-type="float">
            <text:p>10031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3958" calcext:value-type="float">
            <text:p>2395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57036" calcext:value-type="float">
            <text:p>3570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0418" calcext:value-type="float">
            <text:p>8041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5889" calcext:value-type="float">
            <text:p>858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n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eq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793546" calcext:value-type="float">
            <text:p>879354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34289" calcext:value-type="float">
            <text:p>43428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47097" calcext:value-type="float">
            <text:p>5470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ne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252" calcext:value-type="float">
            <text:p>1425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53508" calcext:value-type="float">
            <text:p>9535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x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47" calcext:value-type="float">
            <text:p>347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7469" calcext:value-type="float">
            <text:p>474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u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26944" calcext:value-type="float">
            <text:p>12694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4342" calcext:value-type="float">
            <text:p>5434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43009" calcext:value-type="float">
            <text:p>10430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033" calcext:value-type="float">
            <text:p>1003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6176" calcext:value-type="float">
            <text:p>761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993051" calcext:value-type="float">
            <text:p>599305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456824" calcext:value-type="float">
            <text:p>345682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8155" calcext:value-type="float">
            <text:p>381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91084" calcext:value-type="float">
            <text:p>29108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ys_call: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0354" calcext:value-type="float">
            <text:p>4035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break: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35072" calcext:value-type="float">
            <text:p>23507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and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4255" calcext:value-type="float">
            <text:p>24255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8104" calcext:value-type="float">
            <text:p>8810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x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232" calcext:value-type="float">
            <text:p>1423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n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116" calcext:value-type="float">
            <text:p>711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p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118756" calcext:value-type="float">
            <text:p>1011875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6140" calcext:value-type="float">
            <text:p>8614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4513" calcext:value-type="float">
            <text:p>24513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3497" calcext:value-type="float">
            <text:p>5349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89" calcext:value-type="float">
            <text:p>158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953" calcext:value-type="float">
            <text:p>1953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QsortLarge" table:style-name="ta1">
        <table:table-column table:style-name="co3" table:default-cell-style-name="Default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Load/Stores</text:p>
          </table:table-cell>
          <table:table-cell table:formula="of:=SUM([.L1:.L100])" office:value-type="float" office:value="59454022" calcext:value-type="float">
            <text:p>59454022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:</text:p>
          </table:table-cell>
          <table:table-cell/>
        </table:table-row>
        <table:table-row table:style-name="ro1">
          <table:table-cell office:value-type="string" calcext:value-type="string">
            <text:p>Operacoes</text:p>
          </table:table-cell>
          <table:table-cell table:formula="of:=SUM([.U1:.U100])" office:value-type="float" office:value="127013054" calcext:value-type="float">
            <text:p>127013054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29096" calcext:value-type="float">
            <text:p>112909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754523" calcext:value-type="float">
            <text:p>2754523</text:p>
          </table:table-cell>
        </table:table-row>
        <table:table-row table:style-name="ro1">
          <table:table-cell office:value-type="string" calcext:value-type="string">
            <text:p>Branchs/Jumps</text:p>
          </table:table-cell>
          <table:table-cell table:formula="of:=SUM([.AD1:.AD100])" office:value-type="float" office:value="31234180" calcext:value-type="float">
            <text:p>31234180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47926" calcext:value-type="float">
            <text:p>154792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8236464" calcext:value-type="float">
            <text:p>1823646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363441" calcext:value-type="float">
            <text:p>2363441</text:p>
          </table:table-cell>
        </table:table-row>
        <table:table-row table:style-name="ro1">
          <table:table-cell office:value-type="string" calcext:value-type="string">
            <text:p>TOTAL CICLOS</text:p>
          </table:table-cell>
          <table:table-cell table:formula="of:=[.B1]*10+[.B2]+[.B3]*3" office:value-type="float" office:value="815255814" calcext:value-type="float">
            <text:p>815255814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99465" calcext:value-type="float">
            <text:p>49946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90065" calcext:value-type="float">
            <text:p>39006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915700" calcext:value-type="float">
            <text:p>29157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452821" calcext:value-type="float">
            <text:p>245282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77792" calcext:value-type="float">
            <text:p>1777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n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eq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4738358" calcext:value-type="float">
            <text:p>3473835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981619" calcext:value-type="float">
            <text:p>498161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501335" calcext:value-type="float">
            <text:p>95013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ne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85001" calcext:value-type="float">
            <text:p>88500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969336" calcext:value-type="float">
            <text:p>119693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x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3823" calcext:value-type="float">
            <text:p>1382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99374" calcext:value-type="float">
            <text:p>4993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u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33430" calcext:value-type="float">
            <text:p>103343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968645" calcext:value-type="float">
            <text:p>396864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42142" calcext:value-type="float">
            <text:p>4421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032" calcext:value-type="float">
            <text:p>1003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66263" calcext:value-type="float">
            <text:p>366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0495715" calcext:value-type="float">
            <text:p>2049571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9551362" calcext:value-type="float">
            <text:p>1955136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44274" calcext:value-type="float">
            <text:p>2442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606392" calcext:value-type="float">
            <text:p>260639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ys_call: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77346" calcext:value-type="float">
            <text:p>147734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break: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284921" calcext:value-type="float">
            <text:p>428492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and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846945" calcext:value-type="float">
            <text:p>1846945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275557" calcext:value-type="float">
            <text:p>427555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x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9722" calcext:value-type="float">
            <text:p>14972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n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6348" calcext:value-type="float">
            <text:p>10634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p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0490476" calcext:value-type="float">
            <text:p>4049047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841027" calcext:value-type="float">
            <text:p>484102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588857" calcext:value-type="float">
            <text:p>458885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38951" calcext:value-type="float">
            <text:p>638951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769599" calcext:value-type="float">
            <text:p>176959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07614" calcext:value-type="float">
            <text:p>150761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38516" calcext:value-type="float">
            <text:p>143851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20000" calcext:value-type="float">
            <text:p>12000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339322" calcext:value-type="float">
            <text:p>233932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321574" calcext:value-type="float">
            <text:p>132157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730087" calcext:value-type="float">
            <text:p>273008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haSmall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Load/Stores</text:p>
          </table:table-cell>
          <table:table-cell table:formula="of:=SUM([.L1:.L100])" office:value-type="float" office:value="2579559" calcext:value-type="float">
            <text:p>2579559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:</text:p>
          </table:table-cell>
          <table:table-cell/>
        </table:table-row>
        <table:table-row table:style-name="ro1">
          <table:table-cell office:value-type="string" calcext:value-type="string">
            <text:p>Operacoes</text:p>
          </table:table-cell>
          <table:table-cell table:formula="of:=SUM([.U1:.U100])" office:value-type="float" office:value="9989213" calcext:value-type="float">
            <text:p>9989213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2" calcext:value-type="float">
            <text:p>15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6392" calcext:value-type="float">
            <text:p>26392</text:p>
          </table:table-cell>
        </table:table-row>
        <table:table-row table:style-name="ro1">
          <table:table-cell office:value-type="string" calcext:value-type="string">
            <text:p>Branchs/Jumps</text:p>
          </table:table-cell>
          <table:table-cell table:formula="of:=SUM([.AD1:.AD100])" office:value-type="float" office:value="606895" calcext:value-type="float">
            <text:p>606895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96579" calcext:value-type="float">
            <text:p>89657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string" calcext:value-type="string">
            <text:p>TOTAL CICLOS</text:p>
          </table:table-cell>
          <table:table-cell table:formula="of:=[.B1]*10+[.B2]+[.B3]*3" office:value-type="float" office:value="37605488" calcext:value-type="float">
            <text:p>37605488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668" calcext:value-type="float">
            <text:p>166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n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eq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601790" calcext:value-type="float">
            <text:p>160179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948" calcext:value-type="float">
            <text:p>394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ne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7968" calcext:value-type="float">
            <text:p>7796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672" calcext:value-type="float">
            <text:p>1467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64034" calcext:value-type="float">
            <text:p>5640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x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7968" calcext:value-type="float">
            <text:p>7796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u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9626" calcext:value-type="float">
            <text:p>1962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63903" calcext:value-type="float">
            <text:p>66390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083750" calcext:value-type="float">
            <text:p>408375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7952" calcext:value-type="float">
            <text:p>7795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7952" calcext:value-type="float">
            <text:p>7795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2796" calcext:value-type="float">
            <text:p>10279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and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89888" calcext:value-type="float">
            <text:p>38988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72541" calcext:value-type="float">
            <text:p>1072541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x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325476" calcext:value-type="float">
            <text:p>132547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n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7470" calcext:value-type="float">
            <text:p>9747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p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16238" calcext:value-type="float">
            <text:p>41623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84856" calcext:value-type="float">
            <text:p>78485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80619" calcext:value-type="float">
            <text:p>78061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haLarge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Load/Stores</text:p>
          </table:table-cell>
          <table:table-cell table:formula="of:=SUM([.L1:.L100])" office:value-type="float" office:value="26818003" calcext:value-type="float">
            <text:p>26818003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:</text:p>
          </table:table-cell>
          <table:table-cell/>
        </table:table-row>
        <table:table-row table:style-name="ro1">
          <table:table-cell office:value-type="string" calcext:value-type="string">
            <text:p>Operacoes</text:p>
          </table:table-cell>
          <table:table-cell table:formula="of:=SUM([.U1:.U100])" office:value-type="float" office:value="103960178" calcext:value-type="float">
            <text:p>103960178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2" calcext:value-type="float">
            <text:p>15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73304" calcext:value-type="float">
            <text:p>273304</text:p>
          </table:table-cell>
        </table:table-row>
        <table:table-row table:style-name="ro1">
          <table:table-cell office:value-type="string" calcext:value-type="string">
            <text:p>Branchs/Jumps</text:p>
          </table:table-cell>
          <table:table-cell table:formula="of:=SUM([.AD1:.AD100])" office:value-type="float" office:value="6307431" calcext:value-type="float">
            <text:p>6307431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325364" calcext:value-type="float">
            <text:p>932536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5157" calcext:value-type="float">
            <text:p>65157</text:p>
          </table:table-cell>
        </table:table-row>
        <table:table-row table:style-name="ro1">
          <table:table-cell office:value-type="string" calcext:value-type="string">
            <text:p>TOTAL CICLOS</text:p>
          </table:table-cell>
          <table:table-cell table:formula="of:=[.B1]*10+[.B2]+[.B3]*3" office:value-type="float" office:value="391062501" calcext:value-type="float">
            <text:p>391062501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6719" calcext:value-type="float">
            <text:p>1671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8352" calcext:value-type="float">
            <text:p>683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n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eq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6655672" calcext:value-type="float">
            <text:p>1665567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9065" calcext:value-type="float">
            <text:p>3906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7356" calcext:value-type="float">
            <text:p>173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ne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11904" calcext:value-type="float">
            <text:p>81190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2285" calcext:value-type="float">
            <text:p>15228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868940" calcext:value-type="float">
            <text:p>58689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x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11904" calcext:value-type="float">
            <text:p>81190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u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03110" calcext:value-type="float">
            <text:p>20311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541" calcext:value-type="float">
            <text:p>75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897670" calcext:value-type="float">
            <text:p>689767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2517549" calcext:value-type="float">
            <text:p>4251754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11888" calcext:value-type="float">
            <text:p>81188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11888" calcext:value-type="float">
            <text:p>81188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69670" calcext:value-type="float">
            <text:p>106967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and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059568" calcext:value-type="float">
            <text:p>405956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167744" calcext:value-type="float">
            <text:p>1116774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x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3802388" calcext:value-type="float">
            <text:p>1380238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n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14890" calcext:value-type="float">
            <text:p>101489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p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303754" calcext:value-type="float">
            <text:p>430375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171519" calcext:value-type="float">
            <text:p>817151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127861" calcext:value-type="float">
            <text:p>8127861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usanSmall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Load/Stores</text:p>
          </table:table-cell>
          <table:table-cell table:formula="of:=SUM([.L1:.L100])" office:value-type="float" office:value="6238979" calcext:value-type="float">
            <text:p>6238979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:</text:p>
          </table:table-cell>
          <table:table-cell/>
        </table:table-row>
        <table:table-row table:style-name="ro1">
          <table:table-cell office:value-type="string" calcext:value-type="string">
            <text:p>Operacoes</text:p>
          </table:table-cell>
          <table:table-cell table:formula="of:=SUM([.U1:.U100])" office:value-type="float" office:value="22569711" calcext:value-type="float">
            <text:p>22569711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15" calcext:value-type="float">
            <text:p>111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5450" calcext:value-type="float">
            <text:p>65450</text:p>
          </table:table-cell>
        </table:table-row>
        <table:table-row table:style-name="ro1">
          <table:table-cell office:value-type="string" calcext:value-type="string">
            <text:p>Branchs/Jumps</text:p>
          </table:table-cell>
          <table:table-cell table:formula="of:=SUM([.AD1:.AD100])" office:value-type="float" office:value="2810082" calcext:value-type="float">
            <text:p>2810082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883663" calcext:value-type="float">
            <text:p>488366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137737" calcext:value-type="float">
            <text:p>4137737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5379" calcext:value-type="float">
            <text:p>105379</text:p>
          </table:table-cell>
        </table:table-row>
        <table:table-row table:style-name="ro1">
          <table:table-cell office:value-type="string" calcext:value-type="string">
            <text:p>TOTAL CICLOS</text:p>
          </table:table-cell>
          <table:table-cell table:formula="of:=[.B1]*10+[.B2]+[.B3]*3" office:value-type="float" office:value="93389747" calcext:value-type="float">
            <text:p>93389747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2906" calcext:value-type="float">
            <text:p>5290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5399" calcext:value-type="float">
            <text:p>1053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2731" calcext:value-type="float">
            <text:p>7273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n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eq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04214" calcext:value-type="float">
            <text:p>70421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5500" calcext:value-type="float">
            <text:p>10550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33583" calcext:value-type="float">
            <text:p>3335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ne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071" calcext:value-type="float">
            <text:p>207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8278" calcext:value-type="float">
            <text:p>5827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141549" calcext:value-type="float">
            <text:p>21415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x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071" calcext:value-type="float">
            <text:p>207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158" calcext:value-type="float">
            <text:p>515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853" calcext:value-type="float">
            <text:p>98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u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625" calcext:value-type="float">
            <text:p>1062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8919" calcext:value-type="float">
            <text:p>15891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132" calcext:value-type="float">
            <text:p>151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30891" calcext:value-type="float">
            <text:p>63089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233016" calcext:value-type="float">
            <text:p>423301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2673" calcext:value-type="float">
            <text:p>326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071" calcext:value-type="float">
            <text:p>207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071" calcext:value-type="float">
            <text:p>207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777055" calcext:value-type="float">
            <text:p>177705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828" calcext:value-type="float">
            <text:p>1082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08006" calcext:value-type="float">
            <text:p>30800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and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1682" calcext:value-type="float">
            <text:p>6168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89774" calcext:value-type="float">
            <text:p>389774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x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367" calcext:value-type="float">
            <text:p>1036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nor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478" calcext:value-type="float">
            <text:p>947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p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610259" calcext:value-type="float">
            <text:p>361025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02980" calcext:value-type="float">
            <text:p>50298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87696" calcext:value-type="float">
            <text:p>38769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7375" calcext:value-type="float">
            <text:p>17375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8300" calcext:value-type="float">
            <text:p>1830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265449" calcext:value-type="float">
            <text:p>326544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1853" calcext:value-type="float">
            <text:p>31853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220" calcext:value-type="float">
            <text:p>722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1869" calcext:value-type="float">
            <text:p>3186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305051" calcext:value-type="float">
            <text:p>3305051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usanLarge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Load/Stores</text:p>
          </table:table-cell>
          <table:table-cell table:formula="of:=SUM([.L1:.L100])" office:value-type="float" office:value="130505397" calcext:value-type="float">
            <text:p>130505397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:</text:p>
          </table:table-cell>
          <table:table-cell/>
        </table:table-row>
        <table:table-row table:style-name="ro1">
          <table:table-cell office:value-type="string" calcext:value-type="string">
            <text:p>Operacoes</text:p>
          </table:table-cell>
          <table:table-cell table:formula="of:=SUM([.U1:.U100])" office:value-type="float" office:value="237042624" calcext:value-type="float">
            <text:p>237042624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69" calcext:value-type="float">
            <text:p>106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69596" calcext:value-type="float">
            <text:p>169596</text:p>
          </table:table-cell>
        </table:table-row>
        <table:table-row table:style-name="ro1">
          <table:table-cell office:value-type="string" calcext:value-type="string">
            <text:p>Branchs/Jumps</text:p>
          </table:table-cell>
          <table:table-cell table:formula="of:=SUM([.AD1:.AD100])" office:value-type="float" office:value="28198783" calcext:value-type="float">
            <text:p>28198783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4765859" calcext:value-type="float">
            <text:p>7476585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8373497" calcext:value-type="float">
            <text:p>58373497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6184" calcext:value-type="float">
            <text:p>106184</text:p>
          </table:table-cell>
        </table:table-row>
        <table:table-row table:style-name="ro1">
          <table:table-cell office:value-type="string" calcext:value-type="string">
            <text:p>TOTAL CICLOS</text:p>
          </table:table-cell>
          <table:table-cell table:formula="of:=[.B1]*10+[.B2]+[.B3]*3" office:value-type="float" office:value="1626692943" calcext:value-type="float">
            <text:p>1626692943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53" calcext:value-type="float">
            <text:p>105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6406" calcext:value-type="float">
            <text:p>1064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h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ub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jalr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5452833" calcext:value-type="float">
            <text:p>2545283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eq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02848" calcext:value-type="float">
            <text:p>140284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6200" calcext:value-type="float">
            <text:p>11620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34821" calcext:value-type="float">
            <text:p>3348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ne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6639" calcext:value-type="float">
            <text:p>5663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08325" calcext:value-type="float">
            <text:p>30832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27421645" calcext:value-type="float">
            <text:p>274216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and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6639" calcext:value-type="float">
            <text:p>5663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62085" calcext:value-type="float">
            <text:p>6208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853" calcext:value-type="float">
            <text:p>98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b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o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6655" calcext:value-type="float">
            <text:p>11665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90083" calcext:value-type="float">
            <text:p>39008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h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xo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44" calcext:value-type="float">
            <text:p>144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367" calcext:value-type="float">
            <text:p>10367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233" calcext:value-type="float">
            <text:p>152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nstr_no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852119" calcext:value-type="float">
            <text:p>85211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478" calcext:value-type="float">
            <text:p>947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3279" calcext:value-type="float">
            <text:p>332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op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lt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6639" calcext:value-type="float">
            <text:p>5663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0676461" calcext:value-type="float">
            <text:p>5067646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wr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bgezal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6639" calcext:value-type="float">
            <text:p>56639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916577" calcext:value-type="float">
            <text:p>916577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: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87692" calcext:value-type="float">
            <text:p>3876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dd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: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2683473" calcext:value-type="float">
            <text:p>5268347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99" calcext:value-type="float">
            <text:p>59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lv: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2906" calcext:value-type="float">
            <text:p>52906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7387" calcext:value-type="float">
            <text:p>1738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ltiu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lv: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72741" calcext:value-type="float">
            <text:p>7274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8310" calcext:value-type="float">
            <text:p>183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nd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rav: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07005" calcext:value-type="float">
            <text:p>107005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: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8580" calcext:value-type="float">
            <text:p>58580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9992691" calcext:value-type="float">
            <text:p>499926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xor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ultu: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158" calcext:value-type="float">
            <text:p>5158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1853" calcext:value-type="float">
            <text:p>3185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ui:</text:p>
          </table:table-cell>
          <table:table-cell table:number-columns-repeated="2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: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59231" calcext:value-type="float">
            <text:p>159231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110590" calcext:value-type="float">
            <text:p>11059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vu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31877" calcext:value-type="float">
            <text:p>31877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hi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f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50135671" calcext:value-type="float">
            <text:p>50135671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[ArchC</text:p>
          </table:table-cell>
          <table:table-cell office:value-type="string" calcext:value-type="string">
            <text:p>2.1]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tlo: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string" calcext:value-type="string">
            <text:p>COUNT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13:17:39.761965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3:17:40.680047389</meta:creation-date>
    <meta:editing-duration>PT9M8S</meta:editing-duration>
    <meta:editing-cycles>2</meta:editing-cycles>
    <meta:generator>LibreOffice/5.0.5.2$Linux_X86_64 LibreOffice_project/00$Build-2</meta:generator>
    <meta:initial-creator>Andre Brandao</meta:initial-creator>
    <dc:date>2016-04-15T13:57:19.471385010</dc:date>
    <dc:creator>Andre Brandao</dc:creator>
    <meta:document-statistic meta:table-count="7" meta:cell-count="4057" meta:object-count="0"/>
  </office:meta>
</office:document-meta>
</file>